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ext-properties style:font-name="Liberation Mono"/>
    </style:style>
    <style:style style:name="ce5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5" table:default-cell-style-name="ce4"/>
        <table:table-column table:style-name="co6" table:default-cell-style-name="Default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5" table:number-columns-repeated="16376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device_i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vendor_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VISION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chip_revisi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dram_if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peline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a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ARTREND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tart_rend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_SELECT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diagdb_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ST_SELECT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diagda_dat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RAM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00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GION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ffset_sort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pan_sort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hroma</text:p>
          </table:table-cell>
          <table:table-cell/>
          <table:table-cell office:value-type="string" calcext:value-type="string">
            <text:p>0b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vclk_d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lk_vclk_2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vclk_d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lk_vclk_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b_strip_buf_e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21-16</text:p>
          </table:table-cell>
          <table:table-cell office:value-type="string" calcext:value-type="string">
            <text:p>fb_stripsize</text:p>
          </table:table-cell>
          <table:table-cell/>
          <table:table-cell office:value-type="string" calcext:value-type="string">
            <text:p>0b111_110</text:p>
          </table:table-cell>
          <table:table-cell office:value-type="string" calcext:value-type="string">
            <text:p>In units of 16 lines, in multiples of 32 lines. 0x02 is 32 lines, 0x04 is 64 lines, 0x03 is an illegal 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b_chroma_threshol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6-4</text:p>
          </table:table-cell>
          <table:table-cell office:value-type="string" calcext:value-type="string">
            <text:p>fb_concat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_0555_rgb_16bi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_0565_rgb_16bi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_888_rgb_24bit_packe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_0888_rgb_32bit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b_line_dou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b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fb_alpha_threshol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b_kval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b_dith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0555_krgb_16bi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565_rgb_16bi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4444_argb_16bi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1555_argb_16bit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888_rgb_24bit_packed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0888_krgb_32bit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8888_argb_32bit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LINESTRIDE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fb_line_stride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In 8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OF1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read_address_frame_1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OF2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read_address_frame_2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fb_modulus</text:p>
          </table:table-cell>
          <table:table-cell/>
          <table:table-cell table:style-name="ce3" office:value-type="string" calcext:value-type="string">
            <text:p>0x3ff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fb_y_size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fb_x_size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SOF1</text:p>
          </table:table-cell>
          <table:table-cell/>
          <table:table-cell office:value-type="string" calcext:value-type="string">
            <text:p>24-0</text:p>
          </table:table-cell>
          <table:table-cell office:value-type="string" calcext:value-type="string">
            <text:p>frame_buffer_write_address_frame_1</text:p>
          </table:table-cell>
          <table:table-cell/>
          <table:table-cell office:value-type="string" calcext:value-type="string">
            <text:p>0x1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SOF2</text:p>
          </table:table-cell>
          <table:table-cell/>
          <table:table-cell office:value-type="string" calcext:value-type="string">
            <text:p>24-0</text:p>
          </table:table-cell>
          <table:table-cell office:value-type="string" calcext:value-type="string">
            <text:p>frame_buffer_write_address_frame_2</text:p>
          </table:table-cell>
          <table:table-cell/>
          <table:table-cell office:value-type="string" calcext:value-type="string">
            <text:p>0x1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X_CLIP</text:p>
          </table:table-cell>
          <table:table-cell/>
          <table:table-cell office:value-type="string" calcext:value-type="string">
            <text:p>26-16</text:p>
          </table:table-cell>
          <table:table-cell office:value-type="string" calcext:value-type="string">
            <text:p>fb_x_clip_max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X_CLIP</text:p>
          </table:table-cell>
          <table:table-cell/>
          <table:table-cell office:value-type="string" calcext:value-type="string">
            <text:p>10-0</text:p>
          </table:table-cell>
          <table:table-cell office:value-type="string" calcext:value-type="string">
            <text:p>fb_x_clip_min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Y_CLIP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fb_y_clip_ma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Y_CLIP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fb_y_clip_min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SHAD_SCALE</text:p>
          </table:table-cell>
          <table:table-cell office:value-type="string" calcext:value-type="string">
            <text:p>simple_shadow_en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meter_selection_volume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SHAD_SCALE</text:p>
          </table:table-cell>
          <table:table-cell office:value-type="string" calcext:value-type="string">
            <text:p>simple_shadow_en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nsity_volume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SHAD_SCALE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scale_factor_for_shadows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CULL_VAL</text:p>
          </table:table-cell>
          <table:table-cell/>
          <table:table-cell office:value-type="string" calcext:value-type="string">
            <text:p>30-0</text:p>
          </table:table-cell>
          <table:table-cell office:value-type="string" calcext:value-type="string">
            <text:p>culling_comparison_value</text:p>
          </table:table-cell>
          <table:table-cell/>
          <table:table-cell office:value-type="string" calcext:value-type="string">
            <text:p>float_0_8_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PARAM_CFG</text:p>
          </table:table-cell>
          <table:table-cell office:value-type="string" calcext:value-type="string">
            <text:p>region_header_typ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pe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PARAM_CFG</text:p>
          </table:table-cell>
          <table:table-cell office:value-type="string" calcext:value-type="string">
            <text:p>region_header_typ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pe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19-14</text:p>
          </table:table-cell>
          <table:table-cell office:value-type="string" calcext:value-type="string">
            <text:p>tsp_parameter_burst_threshold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13-8</text:p>
          </table:table-cell>
          <table:table-cell office:value-type="string" calcext:value-type="string">
            <text:p>isp_parameter_burst_threshold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7-4</text:p>
          </table:table-cell>
          <table:table-cell office:value-type="string" calcext:value-type="string">
            <text:p>pointer_burst_siz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3-0</text:p>
          </table:table-cell>
          <table:table-cell office:value-type="string" calcext:value-type="string">
            <text:p>pointer_first_burst_siz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texel_sampling_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_lef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texel_sampling_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pixel_sampling_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_lef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pixel_sampling_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fpu_pixel_sampling_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_lef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fpu_pixel_sampling_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PERP_VAL</text:p>
          </table:table-cell>
          <table:table-cell/>
          <table:table-cell office:value-type="string" calcext:value-type="string">
            <text:p>30-0</text:p>
          </table:table-cell>
          <table:table-cell office:value-type="string" calcext:value-type="string">
            <text:p>perpendicular_triangle_compare</text:p>
          </table:table-cell>
          <table:table-cell/>
          <table:table-cell office:value-type="string" calcext:value-type="string">
            <text:p>float_0_8_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BACKGND_D</text:p>
          </table:table-cell>
          <table:table-cell/>
          <table:table-cell office:value-type="string" calcext:value-type="string">
            <text:p>31-4</text:p>
          </table:table-cell>
          <table:table-cell office:value-type="string" calcext:value-type="string">
            <text:p>background_plane_depth</text:p>
          </table:table-cell>
          <table:table-cell/>
          <table:table-cell office:value-type="string" calcext:value-type="string">
            <text:p>float_1_8_1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3-3</text:p>
          </table:table-cell>
          <table:table-cell office:value-type="string" calcext:value-type="string">
            <text:p>tag_address</text:p>
          </table:table-cell>
          <table:table-cell/>
          <table:table-cell office:value-type="string" calcext:value-type="string">
            <text:p>0x1fffff</text:p>
          </table:table-cell>
          <table:table-cell office:value-type="string" calcext:value-type="string">
            <text:p>In 32-bit uni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-0</text:p>
          </table:table-cell>
          <table:table-cell office:value-type="string" calcext:value-type="string">
            <text:p>tag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string" calcext:value-type="string">
            <text:p>23-14</text:p>
          </table:table-cell>
          <table:table-cell office:value-type="string" calcext:value-type="string">
            <text:p>cache_size_for_translucency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Must be between 0x020 and 0x2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string" calcext:value-type="string">
            <text:p>13-4</text:p>
          </table:table-cell>
          <table:table-cell office:value-type="string" calcext:value-type="string">
            <text:p>punch_through_chunk_size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Must be between 0x020 and 0x200, must be larger than cache_size_for_translucenc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scard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e_sort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REFRESH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refresh_counter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priority_only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rendered_data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exture_vq_index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exture_normal_data_and_vq_codebook</text:p>
          </table:table-cell>
          <table:table-cell office:value-type="string" calcext:value-type="string">
            <text:p>0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ile_accelerator_isp_tsp_data</text:p>
          </table:table-cell>
          <table:table-cell office:value-type="string" calcext:value-type="string">
            <text:p>0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ile_accelerator_pointers</text:p>
          </table:table-cell>
          <table:table-cell office:value-type="string" calcext:value-type="string">
            <text:p>0x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sh4</text:p>
          </table:table-cell>
          <table:table-cell office:value-type="string" calcext:value-type="string">
            <text:p>0x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sp_parameters</text:p>
          </table:table-cell>
          <table:table-cell office:value-type="string" calcext:value-type="string">
            <text:p>0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sp_region_data</text:p>
          </table:table-cell>
          <table:table-cell office:value-type="string" calcext:value-type="string">
            <text:p>0x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isp_pointer_data</text:p>
          </table:table-cell>
          <table:table-cell office:value-type="string" calcext:value-type="string">
            <text:p>0x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isp_parameters</text:p>
          </table:table-cell>
          <table:table-cell office:value-type="string" calcext:value-type="string">
            <text:p>0x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crt_controller</text:p>
          </table:table-cell>
          <table:table-cell office:value-type="string" calcext:value-type="string">
            <text:p>0x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priority_arbitration_only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override_value_field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round_robin_counter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arbiter_crt_page_break_latency_count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ARB_CFG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arbiter_page_break_latency_count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8-26</text:p>
          </table:table-cell>
          <table:table-cell office:value-type="string" calcext:value-type="string">
            <text:p>read_command_to_returned_data_delay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5-23</text:p>
          </table:table-cell>
          <table:table-cell office:value-type="string" calcext:value-type="string">
            <text:p>cas_latency_value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2-21</text:p>
          </table:table-cell>
          <table:table-cell office:value-type="string" calcext:value-type="string">
            <text:p>activate_to_activat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0-18</text:p>
          </table:table-cell>
          <table:table-cell office:value-type="string" calcext:value-type="string">
            <text:p>read_to_write_period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7-14</text:p>
          </table:table-cell>
          <table:table-cell office:value-type="string" calcext:value-type="string">
            <text:p>refresh_to_activate_period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1-10</text:p>
          </table:table-cell>
          <table:table-cell office:value-type="string" calcext:value-type="string">
            <text:p>pre_charge_to_activat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9-6</text:p>
          </table:table-cell>
          <table:table-cell office:value-type="string" calcext:value-type="string">
            <text:p>activate_to_pre_charge_period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5-4</text:p>
          </table:table-cell>
          <table:table-cell office:value-type="string" calcext:value-type="string">
            <text:p>activate_to_read_write_command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3-2</text:p>
          </table:table-cell>
          <table:table-cell office:value-type="string" calcext:value-type="string">
            <text:p>write_to_pre_charg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read_to_pre_charg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DENSITY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og_scale_mantiss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DENSITY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fog_scale_exponen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TRIGGER_POS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trigger_v_c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TRIGGER_POS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trigger_h_coun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HBLANK_INT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hblank_in_interrup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qual_line_comp_val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very_line_comp_val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very_line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line_comp_val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SPG_VBLANK_INT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blank_out_interrupt_line_number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VBLANK_IN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blank_in_interrupt_line_number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csync_on_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sync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csync_on_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syn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sync_dir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sync_dir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ts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orce_field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lac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g_loc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csync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csync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HBLANK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hbend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HBLANK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bstar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LOAD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coun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LOAD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coun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VBLANK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bend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VBLANK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bstar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31-22</text:p>
          </table:table-cell>
          <table:table-cell office:value-type="string" calcext:value-type="string">
            <text:p>eqwidth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21-12</text:p>
          </table:table-cell>
          <table:table-cell office:value-type="string" calcext:value-type="string">
            <text:p>bpwidth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11-8</text:p>
          </table:table-cell>
          <table:table-cell office:value-type="string" calcext:value-type="string">
            <text:p>vswidth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6-0</text:p>
          </table:table-cell>
          <table:table-cell office:value-type="string" calcext:value-type="string">
            <text:p>hswidth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code_book_endi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ttle_endia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code_book_endi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g_endia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index_end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ttle_endia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index_end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g_endia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bank_bit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XT_CONTROL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clk_delay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pclk_delay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ixel_dou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se_field_flag_from_spg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se_inverse_of_field_flag_from_spg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fixed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fixed</text:p>
          </table:table-cell>
          <table:table-cell office:value-type="string" calcext:value-type="string">
            <text:p>0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when_the_active_edges_of_hsync_and_vsync_match</text:p>
          </table:table-cell>
          <table:table-cell office:value-type="string" calcext:value-type="string">
            <text:p>0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when_the_active_edges_of_hsync_and_vsync_match</text:p>
          </table:table-cell>
          <table:table-cell office:value-type="string" calcext:value-type="string">
            <text:p>0x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when_hsync_becomes_active_in_the_middle_of_the_vsync_active_edge</text:p>
          </table:table-cell>
          <table:table-cell office:value-type="string" calcext:value-type="string">
            <text:p>0x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when_hsync_becomes_active_in_the_middle_of_the_vsync_active_edge</text:p>
          </table:table-cell>
          <table:table-cell office:value-type="string" calcext:value-type="string">
            <text:p>0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inverted_at_the_active_edge_of_vsync</text:p>
          </table:table-cell>
          <table:table-cell office:value-type="string" calcext:value-type="string">
            <text:p>0x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ank_video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STARTX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orizontal_start_position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STARTY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ertical_start_position_on_field_2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STARTY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ertical_start_position_on_field_1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CALER_CTL</text:p>
          </table:table-cell>
          <table:table-cell office:value-type="string" calcext:value-type="string">
            <text:p>field_sele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eld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 office:value-type="string" calcext:value-type="string">
            <text:p>field_sele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eld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terlac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orizontal_scaling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vertical_scale_factor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L_RAM_CT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155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gb56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444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888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syn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yn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lan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ieldnu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scanlin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19-16</text:p>
          </table:table-cell>
          <table:table-cell office:value-type="string" calcext:value-type="string">
            <text:p>wr_burst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14-8</text:p>
          </table:table-cell>
          <table:table-cell office:value-type="string" calcext:value-type="string">
            <text:p>vid_lat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vid_burst</text:p>
          </table:table-cell>
          <table:table-cell/>
          <table:table-cell office:value-type="string" calcext:value-type="string">
            <text:p>0x3f</text:p>
          </table:table-cell>
          <table:table-cell table:number-columns-repeated="5"/>
          <table:table-cell office:value-type="string" calcext:value-type="string">
            <text:p><text:s/>&gt;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C_SOF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current_read_addres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Y_COEFF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coefficient_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_COEFF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coefficient_0_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T_ALPHA_REF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alpha_reference_for_punch_through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TABLE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fog_table_data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LETTE_RAM</text:p>
          </table:table-cell>
          <table:table-cell/>
          <table:table-cell office:value-type="string" calcext:value-type="string">
            <text:p>31-0</text:p>
          </table:table-cell>
          <table:table-cell office:value-type="string" calcext:value-type="string">
            <text:p>palette_data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6378"/>
        </table:table-row>
        <table:table-row table:style-name="ro1" table:number-rows-repeated="10483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 style:data-style-name="N2" text:time-value="19:57:13.0620724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21:24:02.112853182</meta:creation-date>
    <meta:generator>LibreOffice/7.5.3.2$Linux_X86_64 LibreOffice_project/50$Build-2</meta:generator>
    <dc:date>2023-12-02T19:57:42.929985229</dc:date>
    <meta:editing-duration>P1DT11H44M32S</meta:editing-duration>
    <meta:editing-cycles>11</meta:editing-cycles>
    <meta:document-statistic meta:table-count="1" meta:cell-count="902" meta:object-count="0"/>
  </office:meta>
</office:document-meta>
</file>